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27696" officeooo:paragraph-rsid="00027696"/>
    </style:style>
    <style:style style:name="P2" style:family="paragraph" style:parent-style-name="Standard">
      <style:text-properties officeooo:rsid="001ccce7" officeooo:paragraph-rsid="0002b398"/>
    </style:style>
    <style:style style:name="P3" style:family="paragraph" style:parent-style-name="Standard">
      <style:text-properties officeooo:rsid="00090e6f" officeooo:paragraph-rsid="0002b398"/>
    </style:style>
    <style:style style:name="P4" style:family="paragraph" style:parent-style-name="Standard">
      <style:text-properties style:text-position="super 58%" officeooo:rsid="00090e6f" officeooo:paragraph-rsid="0002b398"/>
    </style:style>
    <style:style style:name="P5" style:family="paragraph" style:parent-style-name="Standard">
      <style:text-properties officeooo:rsid="00112150" officeooo:paragraph-rsid="0002b398"/>
    </style:style>
    <style:style style:name="P6" style:family="paragraph" style:parent-style-name="Standard">
      <style:text-properties officeooo:rsid="0013fafa" officeooo:paragraph-rsid="0002b398"/>
    </style:style>
    <style:style style:name="P7" style:family="paragraph" style:parent-style-name="Standard">
      <style:text-properties officeooo:rsid="00167d17" officeooo:paragraph-rsid="0002b398"/>
    </style:style>
    <style:style style:name="P8" style:family="paragraph" style:parent-style-name="Standard">
      <style:text-properties officeooo:rsid="0016de86" officeooo:paragraph-rsid="0002b398"/>
    </style:style>
    <style:style style:name="P9" style:family="paragraph" style:parent-style-name="Standard">
      <style:text-properties officeooo:rsid="001ac147" officeooo:paragraph-rsid="0002b398"/>
    </style:style>
    <style:style style:name="P10" style:family="paragraph" style:parent-style-name="Standard">
      <style:text-properties fo:font-size="15pt" officeooo:rsid="00090e6f" officeooo:paragraph-rsid="0002b398" style:font-size-asian="15pt" style:font-size-complex="15pt"/>
    </style:style>
    <style:style style:name="P11" style:family="paragraph" style:parent-style-name="Standard">
      <style:text-properties officeooo:rsid="00054c81" officeooo:paragraph-rsid="00054c81"/>
    </style:style>
    <style:style style:name="P12" style:family="paragraph" style:parent-style-name="Standard">
      <style:text-properties officeooo:rsid="00070cdd" officeooo:paragraph-rsid="00070cdd"/>
    </style:style>
    <style:style style:name="P13" style:family="paragraph" style:parent-style-name="Standard">
      <style:text-properties officeooo:rsid="0007f686" officeooo:paragraph-rsid="0007f686"/>
    </style:style>
    <style:style style:name="P14" style:family="paragraph" style:parent-style-name="Standard">
      <style:text-properties officeooo:rsid="00080160" officeooo:paragraph-rsid="00080160"/>
    </style:style>
    <style:style style:name="P15" style:family="paragraph" style:parent-style-name="Standard">
      <style:text-properties style:text-position="super 58%" fo:font-size="15pt" officeooo:rsid="00090e6f" officeooo:paragraph-rsid="0002b398" style:font-size-asian="15pt" style:font-size-complex="15pt"/>
    </style:style>
    <style:style style:name="P16" style:family="paragraph" style:parent-style-name="Standard">
      <style:text-properties style:text-position="super 58%" fo:font-size="14pt" officeooo:rsid="00112150" officeooo:paragraph-rsid="0002b398" style:font-size-asian="14pt" style:font-size-complex="14pt"/>
    </style:style>
    <style:style style:name="T1" style:family="text">
      <style:text-properties officeooo:rsid="0002b398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s recomendados <text:span text:style-name="T1">e anotações</text:span></text:p>
      <text:p text:style-name="P1"/>
      <text:p text:style-name="P12">Atalhos do VSCODE</text:p>
      <text:p text:style-name="P12">ctrl shift p – pesquisa</text:p>
      <text:p text:style-name="P12">shift tab – recua a identação</text:p>
      <text:p text:style-name="P13">ctrl k + ctrl c – comentar</text:p>
      <text:p text:style-name="P13">ctrl k + ctrl u – tirar os comentarios</text:p>
      <text:p text:style-name="P3"/>
      <text:p text:style-name="P3">02 - Como funciona a Internet.pdf</text:p>
      <text:p text:style-name="P3">IP2Location: https://www.iplocation.net</text:p>
      <text:p text:style-name="P3"/>
      <text:p text:style-name="P3">03 - Como funciona HTML e CSS.pdf</text:p>
      <text:p text:style-name="P3">APRENDA MAIS: Sempre que você quiser saber quais são as tags que estão sendo consideradas obsoletas pelo W3C, basta consultar a referência oficial da linguagem, disponível no site abaixo e acessar o item 15: Obsolete Features. HTML Standard: <text:a xlink:type="simple" xlink:href="https://html.spec.whatwg.org/multipage/" text:style-name="Internet_20_link" text:visited-style-name="Visited_20_Internet_20_Link">https://html.spec.whatwg.org/multipage/</text:a></text:p>
      <text:p text:style-name="P3"/>
      <text:p text:style-name="P3">05 - Caracteres, parágrafos e quebras de linha.pdf</text:p>
      <text:p text:style-name="P15">Símbolo Descrição Entitiy</text:p>
      <text:p text:style-name="P15">Espaço em branco &amp;nbsp;</text:p>
      <text:p text:style-name="P15">® Marca registrada &amp;reg;</text:p>
      <text:p text:style-name="P15">© Copyright &amp;copy;</text:p>
      <text:p text:style-name="P15">™ Trade Mark &amp;trade;</text:p>
      <text:p text:style-name="P15">€ Euro &amp;euro;</text:p>
      <text:p text:style-name="P15">£ Libra (pound) &amp;pound;</text:p>
      <text:p text:style-name="P15">¥ Yen &amp;yen;</text:p>
      <text:p text:style-name="P15">¢ Cent &amp;cent;</text:p>
      <text:p text:style-name="P15">∅ Vazio &amp;empty;</text:p>
      <text:p text:style-name="P15">∑ Soma &amp;sum;</text:p>
      <text:p text:style-name="P15">Δ Delta &amp;Delta;</text:p>
      <text:p text:style-name="P15">← Seta esquerda &amp;larr;</text:p>
      <text:p text:style-name="P15">↑ Seta acima &amp;uarr;</text:p>
      <text:p text:style-name="P15">→ Seta direita &amp;rarr;</text:p>
      <text:p text:style-name="P15">↓ Seta baixo &amp;darr;</text:p>
      <text:p text:style-name="P10"><text:span text:style-name="T2">DICA: Você quer uma referência com vários símbolos e seus códigos, pois acesse o W3Schools, na área de Misc Symbols. </text:span><text:a xlink:type="simple" xlink:href="https://www.w3schools.com/charsets/ref_utf_symbols.asp" text:style-name="Internet_20_link" text:visited-style-name="Visited_20_Internet_20_Link"><text:span text:style-name="T2">https://www.w3schools.com/charsets/ref_utf_symbols.asp</text:span></text:a></text:p>
      <text:p text:style-name="P15">emojipedia.org.</text:p>
      <text:p text:style-name="P15">Escolha uma categoria, clique no emoji escolhido e procure o seu Codepoints. No caso do exemplo acima, escolhemos o emoji com o código U+1F604. Para inserir esse emoji no seu site, use o código adaptado 😄 em qualquer lugar que aceite palavras. É só substituir o U+ por ? (com a letra x minúscula). </text:p>
      <text:p text:style-name="P4"/>
      <text:p text:style-name="P3">06 - Imagens e Favicon.pdf</text:p>
      <text:p text:style-name="P3"><text:soft-page-break/>Alguns dos sites que eu mais gosto de</text:p>
      <text:p text:style-name="P3">visitar quando quero usar imagens com</text:p>
      <text:p text:style-name="P3">domínio público são:</text:p>
      <text:p text:style-name="P3">• UnSplash</text:p>
      <text:p text:style-name="P3">• Pexels</text:p>
      <text:p text:style-name="P3">• FreePik</text:p>
      <text:p text:style-name="P3">• Rawpixel</text:p>
      <text:p text:style-name="P3">• Pixabay</text:p>
      <text:p text:style-name="P3">• Libreshot</text:p>
      <text:p text:style-name="P3">• Wikimedia Commons</text:p>
      <text:p text:style-name="P3"/>
      <text:p text:style-name="P3">Para usar um favicon no seu site, você precisa ter o</text:p>
      <text:p text:style-name="P3">arquivo do ícone, que geralmente está no formato</text:p>
      <text:p text:style-name="P3">ICO. Se quiser baixar alguns ícones prontos,</text:p>
      <text:p text:style-name="P3">recomendo o site IconArchive. </text:p>
      <text:p text:style-name="P5"/>
      <text:p text:style-name="P5">08 - Formatação de Textos.pdf</text:p>
      <text:p text:style-name="P16">FIQUE SEMPRE DE OLHO: Existe um documento oficial do</text:p>
      <text:p text:style-name="P16">Con só r cio da Wo rld Wide Web (W3C ) que é a tuali zado</text:p>
      <text:p text:style-name="P16">constantemente com as tags que estão ficando obsoletas e algumas</text:p>
      <text:p text:style-name="P16">substituição desejáveis que devemos fazer.</text:p>
      <text:p text:style-name="P16">Diferenças entre HTML4 e 5: https://www.w3.org/TR/html5-</text:p>
      <text:p text:style-name="P16">diff/#absent-attributes</text:p>
      <text:p text:style-name="P16">Elementos obsoletos na HTML5: https://dev.w3.org/html5/</text:p>
      <text:p text:style-name="P16">pf-summary/obsolete.html</text:p>
      <text:p text:style-name="P5"/>
      <text:p text:style-name="P6">10 - Ligações em toda parte</text:p>
      <text:p text:style-name="P6">LISTA DE MEDIA TYPES: Se você quer saber o que escrever dentro do atributo type de uma âncora de hypertext, consulte a lista oficial da IANA.org disponível no link abaixo. https://www.iana.org/assignments/media-types/media-types.xhtml</text:p>
      <text:p text:style-name="P7"/>
      <text:p text:style-name="P8">13 – Cores</text:p>
      <text:p text:style-name="P8">https://color.adobe.com/pt/</text:p>
      <text:p text:style-name="P9"/>
      <text:p text:style-name="P2">17 – Mini Projeto</text:p>
      <text:p text:style-name="P11">www.mockflow.com</text:p>
      <text:p text:style-name="P14">extensao window resize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pt" fo:country="BR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pt" fo:country="BR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20:04:59.645203098</meta:creation-date>
    <dc:date>2022-07-17T17:29:12.161634887</dc:date>
    <meta:editing-duration>PT12H27M57S</meta:editing-duration>
    <meta:editing-cycles>3</meta:editing-cycles>
    <meta:generator>LibreOffice/7.2.7.2$Linux_X86_64 LibreOffice_project/20$Build-2</meta:generator>
    <meta:document-statistic meta:table-count="0" meta:image-count="0" meta:object-count="0" meta:page-count="2" meta:paragraph-count="61" meta:word-count="396" meta:character-count="2502" meta:non-whitespace-character-count="2159"/>
  </office:meta>
</office:document-meta>
</file>